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921" table:style-name="ce1">
            <text:p>1.03921</text:p>
          </table:table-cell>
          <table:table-cell office:value-type="float" office:value="-0.66279999999999994" table:style-name="ce1">
            <text:p>-0.662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5200000000001" table:style-name="ce1">
            <text:p>1.00452</text:p>
          </table:table-cell>
          <table:table-cell office:value-type="float" office:value="-4.9138999999999999" table:style-name="ce1">
            <text:p>-4.913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7799999999999" table:style-name="ce1">
            <text:p>1.04178</text:p>
          </table:table-cell>
          <table:table-cell office:value-type="float" office:value="1.1405000000000001" table:style-name="ce1">
            <text:p>1.140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21" table:style-name="ce1">
            <text:p>1.05521</text:p>
          </table:table-cell>
          <table:table-cell office:value-type="float" office:value="-1.5537000000000001" table:style-name="ce1">
            <text:p>-1.5537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84899999999999" table:style-name="ce1">
            <text:p>1.03849</text:p>
          </table:table-cell>
          <table:table-cell office:value-type="float" office:value="-1.6970000000000001" table:style-name="ce1">
            <text:p>-1.69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2.4925000000000002" table:style-name="ce1">
            <text:p>2.492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" table:style-name="ce1">
            <text:p>1.054</text:p>
          </table:table-cell>
          <table:table-cell office:value-type="float" office:value="0.72970000000000002" table:style-name="ce1">
            <text:p>0.7297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98" table:style-name="ce1">
            <text:p>1.04698</text:p>
          </table:table-cell>
          <table:table-cell office:value-type="float" office:value="1.9404999999999999" table:style-name="ce1">
            <text:p>1.940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5899999999999" table:style-name="ce1">
            <text:p>1.05259</text:p>
          </table:table-cell>
          <table:table-cell office:value-type="float" office:value="-0.85340000000000005" table:style-name="ce1">
            <text:p>-0.8534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-0.1439" table:style-name="ce1">
            <text:p>-0.143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29599999999999" table:style-name="ce1">
            <text:p>1.07296</text:p>
          </table:table-cell>
          <table:table-cell office:value-type="float" office:value="-1.9036999999999999" table:style-name="ce1">
            <text:p>-1.9037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0" table:style-name="ce1">
            <text:p>0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0.88239999999999996" table:style-name="ce1">
            <text:p>0.8824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9500000000001" table:style-name="ce1">
            <text:p>1.05695</text:p>
          </table:table-cell>
          <table:table-cell office:value-type="float" office:value="-1.1903999999999999" table:style-name="ce1">
            <text:p>-1.1904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87" table:style-name="ce1">
            <text:p>1.04287</text:p>
          </table:table-cell>
          <table:table-cell office:value-type="float" office:value="1.2595000000000001" table:style-name="ce1">
            <text:p>1.259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299999999999" table:style-name="ce1">
            <text:p>1.04313</text:p>
          </table:table-cell>
          <table:table-cell office:value-type="float" office:value="1.2078" table:style-name="ce1">
            <text:p>1.2078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609" table:style-name="ce1">
            <text:p>1.05609</text:p>
          </table:table-cell>
          <table:table-cell office:value-type="float" office:value="-1.4034" table:style-name="ce1">
            <text:p>-1.4034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9499999999999" table:style-name="ce1">
            <text:p>1.03595</text:p>
          </table:table-cell>
          <table:table-cell office:value-type="float" office:value="-1.2261" table:style-name="ce1">
            <text:p>-1.2261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6600000000001" table:style-name="ce1">
            <text:p>1.00666</text:p>
          </table:table-cell>
          <table:table-cell office:value-type="float" office:value="-2.7324999999999999" table:style-name="ce1">
            <text:p>-2.732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04299999999999" table:style-name="ce1">
            <text:p>1.00043</text:p>
          </table:table-cell>
          <table:table-cell office:value-type="float" office:value="-4.6810999999999998" table:style-name="ce1">
            <text:p>-4.681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18400000000001" table:style-name="ce1">
            <text:p>1.05184</text:p>
          </table:table-cell>
          <table:table-cell office:value-type="float" office:value="-1.6948000000000001" table:style-name="ce1">
            <text:p>-1.6948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1999999999999" table:style-name="ce1">
            <text:p>1.0412</text:p>
          </table:table-cell>
          <table:table-cell office:value-type="float" office:value="0.33139999999999997" table:style-name="ce1">
            <text:p>0.3314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482" table:style-name="ce1">
            <text:p>1.00482</text:p>
          </table:table-cell>
          <table:table-cell office:value-type="float" office:value="-4.5625999999999998" table:style-name="ce1">
            <text:p>-4.5626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61" table:style-name="ce1">
            <text:p>1.04461</text:p>
          </table:table-cell>
          <table:table-cell office:value-type="float" office:value="1.2867999999999999" table:style-name="ce1">
            <text:p>1.2868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42" table:style-name="ce1">
            <text:p>1.04342</text:p>
          </table:table-cell>
          <table:table-cell office:value-type="float" office:value="0.85460000000000003" table:style-name="ce1">
            <text:p>0.8546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74129999999999996" table:style-name="ce1">
            <text:p>0.7413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681" table:style-name="ce1">
            <text:p>1.04681</text:p>
          </table:table-cell>
          <table:table-cell office:value-type="float" office:value="-1.992" table:style-name="ce1">
            <text:p>-1.99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1100000000001" table:style-name="ce1">
            <text:p>1.04411</text:p>
          </table:table-cell>
          <table:table-cell office:value-type="float" office:value="-1.3708" table:style-name="ce1">
            <text:p>-1.3708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8499999999999" table:style-name="ce1">
            <text:p>1.03785</text:p>
          </table:table-cell>
          <table:table-cell office:value-type="float" office:value="-1.7403" table:style-name="ce1">
            <text:p>-1.740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62" table:style-name="ce1">
            <text:p>1.06362</text:p>
          </table:table-cell>
          <table:table-cell office:value-type="float" office:value="-1.1253" table:style-name="ce1">
            <text:p>-1.1253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488" table:style-name="ce1">
            <text:p>1.05488</text:p>
          </table:table-cell>
          <table:table-cell office:value-type="float" office:value="-1.6111" table:style-name="ce1">
            <text:p>-1.6111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2.1059999999999999E-2" table:style-name="ce1">
            <text:p>0.021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1.298E-2" table:style-name="ce1">
            <text:p>0.0129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1.1259999999999999E-2" table:style-name="ce1">
            <text:p>0.0112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2.1239999999999998E-2" table:style-name="ce1">
            <text:p>0.021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8.9800000000000001E-3" table:style-name="ce1">
            <text:p>0.00898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999999999999996E-3" table:style-name="ce1">
            <text:p>0.008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7.92E-3" table:style-name="ce1">
            <text:p>0.0079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2.2200000000000002E-3" table:style-name="ce1">
            <text:p>0.002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2.2399999999999998E-3" table:style-name="ce1">
            <text:p>0.0022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2.402E-2" table:style-name="ce1">
            <text:p>0.0240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3.14E-3" table:style-name="ce1">
            <text:p>0.0031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7.1040000000000006E-2" table:style-name="ce1">
            <text:p>0.07104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1.4619999999999999E-2" table:style-name="ce1">
            <text:p>0.014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6754" table:style-name="ce1">
            <text:p>0.6754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1.3639999999999999E-2" table:style-name="ce1">
            <text:p>0.013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9.2200000000000008E-3" table:style-name="ce1">
            <text:p>0.0092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3.7200000000000002E-3" table:style-name="ce1">
            <text:p>0.0037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8.6E-3" table:style-name="ce1">
            <text:p>0.00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2.3800000000000002E-2" table:style-name="ce1">
            <text:p>0.0238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8.9200000000000008E-3" table:style-name="ce1">
            <text:p>0.0089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8.0599999999999995E-3" table:style-name="ce1">
            <text:p>0.0080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7.4200000000000004E-3" table:style-name="ce1">
            <text:p>0.0074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6.6400000000000001E-3" table:style-name="ce1">
            <text:p>0.0066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1.9220000000000001E-2" table:style-name="ce1">
            <text:p>0.01922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1.4019999999999999E-2" table:style-name="ce1">
            <text:p>0.0140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540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5.8019999999999995E-2" table:style-name="ce1">
            <text:p>0.0580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5.9569999999999998E-2" table:style-name="ce1">
            <text:p>0.05957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5" table:style-name="ce1">
            <text:p>0.65</text:p>
          </table:table-cell>
          <table:table-cell office:value-type="float" office:value="9.2360000000000012E-2" table:style-name="ce1">
            <text:p>0.09236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4" table:style-name="ce1">
            <text:p>1.05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2" table:style-name="ce1">
            <text:p>1.32</text:p>
          </table:table-cell>
          <table:table-cell office:value-type="float" office:value="9.3969999999999998E-2" table:style-name="ce1">
            <text:p>0.09397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51100000000000001" table:style-name="ce1">
            <text:p>0.511</text:p>
          </table:table-cell>
          <table:table-cell office:value-type="float" office:value="0.75438999999999989" table:style-name="ce1">
            <text:p>0.75439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369999999999999" table:style-name="ce1">
            <text:p>1.037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5630999999999998" table:style-name="ce1">
            <text:p>0.25631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1419999999999997E-2" table:style-name="ce1">
            <text:p>0.03142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Load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2">
            <text:p>ShFr</text:p>
          </table:table-cell>
          <table:table-cell office:value-type="string" table:style-name="ce2">
            <text:p>ShFrMin</text:p>
          </table:table-cell>
          <table:table-cell office:value-type="string" table:style-name="ce2">
            <text:p>ShFrMax</text:p>
          </table:table-cell>
          <table:table-cell office:value-type="string" table:style-name="ce2">
            <text:p>ShFrOK</text:p>
          </table:table-cell>
          <table:table-cell office:value-type="string" table:style-name="ce2">
            <text:p>ShCos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.03" table:style-name="ce1">
            <text:p>1.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.5" table:style-name="ce3">
            <text:p>1.5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62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.9E-2" table:style-name="ce1">
            <text:p>0.019</text:p>
          </table:table-cell>
          <table:table-cell office:value-type="float" office:value="1E-3" table:style-name="ce1">
            <text:p>0.00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0.192" table:style-name="ce1">
            <text:p>0.192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7800000000000002" table:style-name="ce1">
            <text:p>0.178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0.19" table:style-name="ce1">
            <text:p>0.19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0.26400000000000001" table:style-name="ce1">
            <text:p>0.264</text:p>
          </table:table-cell>
          <table:table-cell office:value-type="float" office:value="0.27300000000000002" table:style-name="ce1">
            <text:p>0.273</text:p>
          </table:table-cell>
          <table:table-cell office:value-type="float" office:value="0.26899999999999996" table:style-name="ce1">
            <text:p>0.269</text:p>
          </table:table-cell>
          <table:table-cell office:value-type="float" office:value="0.27399999999999997" table:style-name="ce1">
            <text:p>0.274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53" table:style-name="ce1">
            <text:p>0.253</text:p>
          </table:table-cell>
          <table:table-cell office:value-type="float" office:value="0.248" table:style-name="ce1">
            <text:p>0.248</text:p>
          </table:table-cell>
          <table:table-cell office:value-type="float" office:value="0.254" table:style-name="ce1">
            <text:p>0.254</text:p>
          </table:table-cell>
          <table:table-cell office:value-type="float" office:value="0.253" table:style-name="ce1">
            <text:p>0.253</text:p>
          </table:table-cell>
          <table:table-cell office:value-type="float" office:value="0.26" table:style-name="ce1">
            <text:p>0.26</text:p>
          </table:table-cell>
          <table:table-cell office:value-type="float" office:value="0.26" table:style-name="ce1">
            <text:p>0.26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4299999999999999" table:style-name="ce1">
            <text:p>0.243</text:p>
          </table:table-cell>
          <table:table-cell office:value-type="float" office:value="0.222" table:style-name="ce1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28" table:style-name="ce1">
            <text:p>0.12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22" table:style-name="ce1">
            <text:p>0.122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7" table:style-name="ce1">
            <text:p>0.217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14" table:style-name="ce1">
            <text:p>0.214</text:p>
          </table:table-cell>
          <table:table-cell office:value-type="float" office:value="0.20300000000000001" table:style-name="ce1">
            <text:p>0.203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184" table:style-name="ce1">
            <text:p>0.184</text:p>
          </table:table-cell>
          <table:table-cell office:value-type="float" office:value="0.187" table:style-name="ce1">
            <text:p>0.187</text:p>
          </table:table-cell>
          <table:table-cell office:value-type="float" office:value="0.185" table:style-name="ce1">
            <text:p>0.185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193" table:style-name="ce1">
            <text:p>0.193</text:p>
          </table:table-cell>
          <table:table-cell office:value-type="float" office:value="0.188" table:style-name="ce1">
            <text:p>0.188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59" table:style-name="ce1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122" table:style-name="ce1">
            <text:p>0.122</text:p>
          </table:table-cell>
          <table:table-cell office:value-type="float" office:value="0.121" table:style-name="ce1">
            <text:p>0.121</text:p>
          </table:table-cell>
          <table:table-cell office:value-type="float" office:value="0.11" table:style-name="ce1">
            <text:p>0.11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05" table:style-name="ce1">
            <text:p>0.105</text:p>
          </table:table-cell>
          <table:table-cell office:value-type="float" office:value="0.109" table:style-name="ce1">
            <text:p>0.10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54" table:style-name="ce1">
            <text:p>0.154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7" table:style-name="ce1">
            <text:p>0.17</text:p>
          </table:table-cell>
          <table:table-cell office:value-type="float" office:value="0.16500000000000001" table:style-name="ce1">
            <text:p>0.165</text:p>
          </table:table-cell>
          <table:table-cell office:value-type="float" office:value="0.16899999999999998" table:style-name="ce1">
            <text:p>0.169</text:p>
          </table:table-cell>
          <table:table-cell office:value-type="float" office:value="0.15" table:style-name="ce1">
            <text:p>0.15</text:p>
          </table:table-cell>
          <table:table-cell office:value-type="float" office:value="0.153" table:style-name="ce1">
            <text:p>0.153</text:p>
          </table:table-cell>
          <table:table-cell office:value-type="float" office:value="0.151" table:style-name="ce1">
            <text:p>0.151</text:p>
          </table:table-cell>
          <table:table-cell office:value-type="float" office:value="0.151" table:style-name="ce1">
            <text:p>0.151</text:p>
          </table:table-cell>
          <table:table-cell office:value-type="float" office:value="0.158" table:style-name="ce1">
            <text:p>0.158</text:p>
          </table:table-cell>
          <table:table-cell office:value-type="float" office:value="0.154" table:style-name="ce1">
            <text:p>0.154</text:p>
          </table:table-cell>
          <table:table-cell office:value-type="float" office:value="0.154" table:style-name="ce1">
            <text:p>0.154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4000000000000001" table:style-name="ce1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23699999999999999" table:style-name="ce1">
            <text:p>0.237</text:p>
          </table:table-cell>
          <table:table-cell office:value-type="float" office:value="0.20899999999999999" table:style-name="ce1">
            <text:p>0.209</text:p>
          </table:table-cell>
          <table:table-cell office:value-type="float" office:value="0.193" table:style-name="ce1">
            <text:p>0.193</text:p>
          </table:table-cell>
          <table:table-cell office:value-type="float" office:value="0.19" table:style-name="ce1">
            <text:p>0.19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84" table:style-name="ce1">
            <text:p>0.184</text:p>
          </table:table-cell>
          <table:table-cell office:value-type="float" office:value="0.21" table:style-name="ce1">
            <text:p>0.21</text:p>
          </table:table-cell>
          <table:table-cell office:value-type="float" office:value="0.26600000000000001" table:style-name="ce1">
            <text:p>0.266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29499999999999998" table:style-name="ce1">
            <text:p>0.295</text:p>
          </table:table-cell>
          <table:table-cell office:value-type="float" office:value="0.32899999999999996" table:style-name="ce1">
            <text:p>0.329</text:p>
          </table:table-cell>
          <table:table-cell office:value-type="float" office:value="0.34" table:style-name="ce1">
            <text:p>0.34</text:p>
          </table:table-cell>
          <table:table-cell office:value-type="float" office:value="0.33799999999999997" table:style-name="ce1">
            <text:p>0.338</text:p>
          </table:table-cell>
          <table:table-cell office:value-type="float" office:value="0.35" table:style-name="ce1">
            <text:p>0.35</text:p>
          </table:table-cell>
          <table:table-cell office:value-type="float" office:value="0.32" table:style-name="ce1">
            <text:p>0.3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313" table:style-name="ce1">
            <text:p>0.313</text:p>
          </table:table-cell>
          <table:table-cell office:value-type="float" office:value="0.33299999999999996" table:style-name="ce1">
            <text:p>0.333</text:p>
          </table:table-cell>
          <table:table-cell office:value-type="float" office:value="0.30299999999999999" table:style-name="ce1">
            <text:p>0.303</text:p>
          </table:table-cell>
          <table:table-cell office:value-type="float" office:value="0.307" table:style-name="ce1">
            <text:p>0.307</text:p>
          </table:table-cell>
          <table:table-cell office:value-type="float" office:value="0.30599999999999999" table:style-name="ce1">
            <text:p>0.306</text:p>
          </table:table-cell>
          <table:table-cell office:value-type="float" office:value="0.31900000000000001" table:style-name="ce1">
            <text:p>0.319</text:p>
          </table:table-cell>
          <table:table-cell office:value-type="float" office:value="0.32299999999999995" table:style-name="ce1">
            <text:p>0.323</text:p>
          </table:table-cell>
          <table:table-cell office:value-type="float" office:value="0.27800000000000002" table:style-name="ce1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152" table:style-name="ce1">
            <text:p>0.152</text:p>
          </table:table-cell>
          <table:table-cell office:value-type="float" office:value="0.13400000000000001" table:style-name="ce1">
            <text:p>0.134</text:p>
          </table:table-cell>
          <table:table-cell office:value-type="float" office:value="0.126" table:style-name="ce1">
            <text:p>0.126</text:p>
          </table:table-cell>
          <table:table-cell office:value-type="float" office:value="0.122" table:style-name="ce1">
            <text:p>0.122</text:p>
          </table:table-cell>
          <table:table-cell office:value-type="float" office:value="0.124" table:style-name="ce1">
            <text:p>0.12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8600000000000003" table:style-name="ce1">
            <text:p>0.186</text:p>
          </table:table-cell>
          <table:table-cell office:value-type="float" office:value="0.20399999999999999" table:style-name="ce1">
            <text:p>0.204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1600000000000003" table:style-name="ce1">
            <text:p>0.21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600000000000002" table:style-name="ce1">
            <text:p>0.206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88" table:style-name="ce1">
            <text:p>0.188</text:p>
          </table:table-cell>
          <table:table-cell office:value-type="float" office:value="0.188" table:style-name="ce1">
            <text:p>0.188</text:p>
          </table:table-cell>
          <table:table-cell office:value-type="float" office:value="0.20800000000000002" table:style-name="ce1">
            <text:p>0.208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17600000000000002" table:style-name="ce1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0.125" table:style-name="ce1">
            <text:p>0.12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9" table:style-name="ce1">
            <text:p>0.109</text:p>
          </table:table-cell>
          <table:table-cell office:value-type="float" office:value="0.106" table:style-name="ce1">
            <text:p>0.106</text:p>
          </table:table-cell>
          <table:table-cell office:value-type="float" office:value="9.4E-2" table:style-name="ce1">
            <text:p>0.09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27" table:style-name="ce1">
            <text:p>0.127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93" table:style-name="ce1">
            <text:p>0.193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4" table:style-name="ce1">
            <text:p>0.214</text:p>
          </table:table-cell>
          <table:table-cell office:value-type="float" office:value="0.21899999999999997" table:style-name="ce1">
            <text:p>0.219</text:p>
          </table:table-cell>
          <table:table-cell office:value-type="float" office:value="0.21299999999999999" table:style-name="ce1">
            <text:p>0.213</text:p>
          </table:table-cell>
          <table:table-cell office:value-type="float" office:value="0.19699999999999998" table:style-name="ce1">
            <text:p>0.19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192" table:style-name="ce1">
            <text:p>0.192</text:p>
          </table:table-cell>
          <table:table-cell office:value-type="float" office:value="0.18899999999999997" table:style-name="ce1">
            <text:p>0.189</text:p>
          </table:table-cell>
          <table:table-cell office:value-type="float" office:value="0.187" table:style-name="ce1">
            <text:p>0.187</text:p>
          </table:table-cell>
          <table:table-cell office:value-type="float" office:value="0.19399999999999998" table:style-name="ce1">
            <text:p>0.194</text:p>
          </table:table-cell>
          <table:table-cell office:value-type="float" office:value="0.217" table:style-name="ce1">
            <text:p>0.217</text:p>
          </table:table-cell>
          <table:table-cell office:value-type="float" office:value="0.22399999999999998" table:style-name="ce1">
            <text:p>0.224</text:p>
          </table:table-cell>
          <table:table-cell office:value-type="float" office:value="0.183" table:style-name="ce1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8999999999999998E-2" table:style-name="ce1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6999999999999999E-2" table:style-name="ce1">
            <text:p>0.077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0.111" table:style-name="ce1">
            <text:p>0.11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13" table:style-name="ce1">
            <text:p>0.113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400000000000001" table:style-name="ce1">
            <text:p>0.104</text:p>
          </table:table-cell>
          <table:table-cell office:value-type="float" office:value="9.4E-2" table:style-name="ce1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31" table:style-name="ce1">
            <text:p>0.31</text:p>
          </table:table-cell>
          <table:table-cell office:value-type="float" office:value="0.46" table:style-name="ce1">
            <text:p>0.46</text:p>
          </table:table-cell>
          <table:table-cell office:value-type="float" office:value="0.59" table:style-name="ce1">
            <text:p>0.59</text:p>
          </table:table-cell>
          <table:table-cell office:value-type="float" office:value="0.49" table:style-name="ce1">
            <text:p>0.49</text:p>
          </table:table-cell>
          <table:table-cell office:value-type="float" office:value="0.45" table:style-name="ce1">
            <text:p>0.45</text:p>
          </table:table-cell>
          <table:table-cell office:value-type="float" office:value="0.33" table:style-name="ce1">
            <text:p>0.3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4" table:style-name="ce1">
            <text:p>-0.04</text:p>
          </table:table-cell>
          <table:table-cell office:value-type="float" office:value="-0.09" table:style-name="ce1">
            <text:p>-0.09</text:p>
          </table:table-cell>
          <table:table-cell office:value-type="float" office:value="-0.2" table:style-name="ce1">
            <text:p>-0.2</text:p>
          </table:table-cell>
          <table:table-cell office:value-type="float" office:value="-0.18" table:style-name="ce1">
            <text:p>-0.18</text:p>
          </table:table-cell>
          <table:table-cell office:value-type="float" office:value="-0.27" table:style-name="ce1">
            <text:p>-0.27</text:p>
          </table:table-cell>
          <table:table-cell office:value-type="float" office:value="-0.3" table:style-name="ce1">
            <text:p>-0.3</text:p>
          </table:table-cell>
          <table:table-cell office:value-type="float" office:value="-0.34" table:style-name="ce1">
            <text:p>-0.34</text:p>
          </table:table-cell>
          <table:table-cell office:value-type="float" office:value="-0.22" table:style-name="ce1">
            <text:p>-0.22</text:p>
          </table:table-cell>
          <table:table-cell office:value-type="float" office:value="-0.14000000000000001" table:style-name="ce1">
            <text:p>-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0.06" table:style-name="ce1">
            <text:p>0.0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1" table:style-name="ce1">
            <text:p>-0.01</text:p>
          </table:table-cell>
          <table:table-cell office:value-type="float" office:value="-0.09" table:style-name="ce1">
            <text:p>-0.09</text:p>
          </table:table-cell>
          <table:table-cell office:value-type="float" office:value="-0.02" table:style-name="ce1">
            <text:p>-0.02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4.7E-2" table:style-name="ce1">
            <text:p>0.04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0.04" table:style-name="ce1">
            <text:p>0.0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0.08" table:style-name="ce1">
            <text:p>0.08</text:p>
          </table:table-cell>
          <table:table-cell office:value-type="float" office:value="8.4000000000000005E-2" table:style-name="ce1">
            <text:p>0.084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1" table:style-name="ce1">
            <text:p>0.21</text:p>
          </table:table-cell>
          <table:table-cell office:value-type="float" office:value="0.25" table:style-name="ce1">
            <text:p>0.25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4" table:style-name="ce1">
            <text:p>0.24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1" table:style-name="ce1">
            <text:p>0.21</text:p>
          </table:table-cell>
          <table:table-cell office:value-type="float" office:value="0.2" table:style-name="ce1">
            <text:p>0.2</text:p>
          </table:table-cell>
          <table:table-cell office:value-type="float" office:value="0.22" table:style-name="ce1">
            <text:p>0.22</text:p>
          </table:table-cell>
          <table:table-cell office:value-type="float" office:value="0.24" table:style-name="ce1">
            <text:p>0.24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05" table:style-name="ce1">
            <text:p>1.05</text:p>
          </table:table-cell>
          <table:table-cell office:value-type="float" office:value="0.88" table:style-name="ce1">
            <text:p>0.88</text:p>
          </table:table-cell>
          <table:table-cell office:value-type="float" office:value="0.75" table:style-name="ce1">
            <text:p>0.75</text:p>
          </table:table-cell>
          <table:table-cell office:value-type="float" office:value="0.72" table:style-name="ce1">
            <text:p>0.72</text:p>
          </table:table-cell>
          <table:table-cell office:value-type="float" office:value="0.72" table:style-name="ce1">
            <text:p>0.72</text:p>
          </table:table-cell>
          <table:table-cell office:value-type="float" office:value="0.85" table:style-name="ce1">
            <text:p>0.85</text:p>
          </table:table-cell>
          <table:table-cell office:value-type="float" office:value="1.19" table:style-name="ce1">
            <text:p>1.19</text:p>
          </table:table-cell>
          <table:table-cell office:value-type="float" office:value="1.32" table:style-name="ce1">
            <text:p>1.32</text:p>
          </table:table-cell>
          <table:table-cell office:value-type="float" office:value="1.59" table:style-name="ce1">
            <text:p>1.59</text:p>
          </table:table-cell>
          <table:table-cell office:value-type="float" office:value="1.67" table:style-name="ce1">
            <text:p>1.67</text:p>
          </table:table-cell>
          <table:table-cell office:value-type="float" office:value="1.72" table:style-name="ce1">
            <text:p>1.72</text:p>
          </table:table-cell>
          <table:table-cell office:value-type="float" office:value="1.86" table:style-name="ce1">
            <text:p>1.86</text:p>
          </table:table-cell>
          <table:table-cell office:value-type="float" office:value="2" table:style-name="ce1">
            <text:p>2</text:p>
          </table:table-cell>
          <table:table-cell office:value-type="float" office:value="1.95" table:style-name="ce1">
            <text:p>1.95</text:p>
          </table:table-cell>
          <table:table-cell office:value-type="float" office:value="1.88" table:style-name="ce1">
            <text:p>1.88</text:p>
          </table:table-cell>
          <table:table-cell office:value-type="float" office:value="1.79" table:style-name="ce1">
            <text:p>1.79</text:p>
          </table:table-cell>
          <table:table-cell office:value-type="float" office:value="1.68" table:style-name="ce1">
            <text:p>1.68</text:p>
          </table:table-cell>
          <table:table-cell office:value-type="float" office:value="1.67" table:style-name="ce1">
            <text:p>1.67</text:p>
          </table:table-cell>
          <table:table-cell office:value-type="float" office:value="1.58" table:style-name="ce1">
            <text:p>1.58</text:p>
          </table:table-cell>
          <table:table-cell office:value-type="float" office:value="1.65" table:style-name="ce1">
            <text:p>1.65</text:p>
          </table:table-cell>
          <table:table-cell office:value-type="float" office:value="1.65" table:style-name="ce1">
            <text:p>1.65</text:p>
          </table:table-cell>
          <table:table-cell office:value-type="float" office:value="1.72" table:style-name="ce1">
            <text:p>1.72</text:p>
          </table:table-cell>
          <table:table-cell office:value-type="float" office:value="1.6" table:style-name="ce1">
            <text:p>1.6</text:p>
          </table:table-cell>
          <table:table-cell office:value-type="float" office:value="1.21" table:style-name="ce1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01" table:style-name="ce1">
            <text:p>0.01</text:p>
          </table:table-cell>
          <table:table-cell office:value-type="float" office:value="0.02" table:style-name="ce1">
            <text:p>0.02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6.2E-2" table:style-name="ce1">
            <text:p>0.06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5.5E-2" table:style-name="ce1">
            <text:p>0.055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1E-2" table:style-name="ce1">
            <text:p>0.03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3.1E-2" table:style-name="ce1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7.8E-2" table:style-name="ce1">
            <text:p>0.078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400000000000001E-2" table:style-name="ce1">
            <text:p>0.074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8.1000000000000003E-2" table:style-name="ce1">
            <text:p>0.081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24" table:style-name="ce1">
            <text:p>0.124</text:p>
          </table:table-cell>
          <table:table-cell office:value-type="float" office:value="0.11900000000000001" table:style-name="ce1">
            <text:p>0.119</text:p>
          </table:table-cell>
          <table:table-cell office:value-type="float" office:value="0.11" table:style-name="ce1">
            <text:p>0.11</text:p>
          </table:table-cell>
          <table:table-cell office:value-type="float" office:value="0.129" table:style-name="ce1">
            <text:p>0.129</text:p>
          </table:table-cell>
          <table:table-cell office:value-type="float" office:value="0.122" table:style-name="ce1">
            <text:p>0.122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1599999999999999" table:style-name="ce1">
            <text:p>0.116</text:p>
          </table:table-cell>
          <table:table-cell office:value-type="float" office:value="0.10800000000000001" table:style-name="ce1">
            <text:p>0.108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9.4E-2" table:style-name="ce1">
            <text:p>0.094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4E-2" table:style-name="ce1">
            <text:p>0.094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9" table:style-name="ce1">
            <text:p>0.109</text:p>
          </table:table-cell>
          <table:table-cell office:value-type="float" office:value="8.6999999999999994E-2" table:style-name="ce1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121" table:style-name="ce1">
            <text:p>0.121</text:p>
          </table:table-cell>
          <table:table-cell office:value-type="float" office:value="0.11199999999999999" table:style-name="ce1">
            <text:p>0.112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199999999999999" table:style-name="ce1">
            <text:p>0.10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7600000000000002" table:style-name="ce1">
            <text:p>0.176</text:p>
          </table:table-cell>
          <table:table-cell office:value-type="float" office:value="0.17300000000000001" table:style-name="ce1">
            <text:p>0.173</text:p>
          </table:table-cell>
          <table:table-cell office:value-type="float" office:value="0.18100000000000002" table:style-name="ce1">
            <text:p>0.181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office:value-type="float" office:value="0.155" table:style-name="ce1">
            <text:p>0.155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8" table:style-name="ce1">
            <text:p>0.15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3" table:style-name="ce1">
            <text:p>0.15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29" table:style-name="ce1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E-2" table:style-name="ce1">
            <text:p>0.055</text:p>
          </table:table-cell>
          <table:table-cell office:value-type="float" office:value="0.05" table:style-name="ce1">
            <text:p>0.05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1E-2" table:style-name="ce1">
            <text:p>0.03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6000000000000004E-2" table:style-name="ce1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0.02" table:style-name="ce1">
            <text:p>0.02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0.03" table:style-name="ce1">
            <text:p>0.03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3" table:style-name="ce1">
            <text:p>0.03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3.1E-2" table:style-name="ce1">
            <text:p>0.031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6.2E-2" table:style-name="ce1">
            <text:p>0.062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2999999999999999E-2" table:style-name="ce1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4.7E-2" table:style-name="ce1">
            <text:p>0.047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0.05" table:style-name="ce1">
            <text:p>0.05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5E-2" table:style-name="ce1">
            <text:p>0.055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0.04" table:style-name="ce1">
            <text:p>0.04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3.0000000000000001E-3" table:style-name="ce1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5.7000000000000002E-2" table:style-name="ce1">
            <text:p>0.057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4.8000000000000001E-2" table:style-name="ce1">
            <text:p>0.04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9.4E-2" table:style-name="ce1">
            <text:p>0.094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" table:style-name="ce1">
            <text:p>0.1</text:p>
          </table:table-cell>
          <table:table-cell office:value-type="float" office:value="9.4E-2" table:style-name="ce1">
            <text:p>0.094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09" table:style-name="ce1">
            <text:p>0.09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6.9000000000000006E-2" table:style-name="ce1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6" table:style-name="ce1">
            <text:p>0.106</text:p>
          </table:table-cell>
          <table:table-cell office:value-type="float" office:value="0.105" table:style-name="ce1">
            <text:p>0.105</text:p>
          </table:table-cell>
          <table:table-cell office:value-type="float" office:value="0.106" table:style-name="ce1">
            <text:p>0.106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9.5000000000000001E-2" table:style-name="ce1">
            <text:p>0.095</text:p>
          </table:table-cell>
          <table:table-cell office:value-type="float" office:value="9.6999999999999989E-2" table:style-name="ce1">
            <text:p>0.097</text:p>
          </table:table-cell>
          <table:table-cell office:value-type="float" office:value="0.13300000000000001" table:style-name="ce1">
            <text:p>0.13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7" table:style-name="ce1">
            <text:p>0.157</text:p>
          </table:table-cell>
          <table:table-cell office:value-type="float" office:value="0.15" table:style-name="ce1">
            <text:p>0.15</text:p>
          </table:table-cell>
          <table:table-cell office:value-type="float" office:value="0.159" table:style-name="ce1">
            <text:p>0.159</text:p>
          </table:table-cell>
          <table:table-cell office:value-type="float" office:value="0.157" table:style-name="ce1">
            <text:p>0.157</text:p>
          </table:table-cell>
          <table:table-cell office:value-type="float" office:value="0.16399999999999998" table:style-name="ce1">
            <text:p>0.164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" table:style-name="ce1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.109" table:style-name="ce1">
            <text:p>0.109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8.900000000000001E-2" table:style-name="ce1">
            <text:p>0.089</text:p>
          </table:table-cell>
          <table:table-cell office:value-type="float" office:value="8.8000000000000009E-2" table:style-name="ce1">
            <text:p>0.088</text:p>
          </table:table-cell>
          <table:table-cell office:value-type="float" office:value="8.5000000000000006E-2" table:style-name="ce1">
            <text:p>0.085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2300000000000001" table:style-name="ce1">
            <text:p>0.123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6" table:style-name="ce1">
            <text:p>0.156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1" table:style-name="ce1">
            <text:p>0.151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0.156" table:style-name="ce1">
            <text:p>0.156</text:p>
          </table:table-cell>
          <table:table-cell office:value-type="float" office:value="0.14400000000000002" table:style-name="ce1">
            <text:p>0.144</text:p>
          </table:table-cell>
          <table:table-cell office:value-type="float" office:value="0.11900000000000001" table:style-name="ce1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109" table:style-name="ce1">
            <text:p>0.109</text:p>
          </table:table-cell>
          <table:table-cell office:value-type="float" office:value="0.1" table:style-name="ce1">
            <text:p>0.1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9.8000000000000004E-2" table:style-name="ce1">
            <text:p>0.098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0.10300000000000001" table:style-name="ce1">
            <text:p>0.103</text:p>
          </table:table-cell>
          <table:table-cell office:value-type="float" office:value="0.13699999999999998" table:style-name="ce1">
            <text:p>0.137</text:p>
          </table:table-cell>
          <table:table-cell office:value-type="float" office:value="0.156" table:style-name="ce1">
            <text:p>0.156</text:p>
          </table:table-cell>
          <table:table-cell office:value-type="float" office:value="0.161" table:style-name="ce1">
            <text:p>0.161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52" table:style-name="ce1">
            <text:p>0.152</text:p>
          </table:table-cell>
          <table:table-cell office:value-type="float" office:value="0.17199999999999999" table:style-name="ce1">
            <text:p>0.17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600000000000001" table:style-name="ce1">
            <text:p>0.166</text:p>
          </table:table-cell>
          <table:table-cell office:value-type="float" office:value="0.159" table:style-name="ce1">
            <text:p>0.159</text:p>
          </table:table-cell>
          <table:table-cell office:value-type="float" office:value="0.14899999999999999" table:style-name="ce1">
            <text:p>0.149</text:p>
          </table:table-cell>
          <table:table-cell office:value-type="float" office:value="0.154" table:style-name="ce1">
            <text:p>0.154</text:p>
          </table:table-cell>
          <table:table-cell office:value-type="float" office:value="0.155" table:style-name="ce1">
            <text:p>0.155</text:p>
          </table:table-cell>
          <table:table-cell office:value-type="float" office:value="0.155" table:style-name="ce1">
            <text:p>0.155</text:p>
          </table:table-cell>
          <table:table-cell office:value-type="float" office:value="0.14800000000000002" table:style-name="ce1">
            <text:p>0.148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7" table:style-name="ce1">
            <text:p>0.157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1" table:style-name="ce1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10099999999999999" table:style-name="ce1">
            <text:p>0.101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7.9000000000000001E-2" table:style-name="ce1">
            <text:p>0.079</text:p>
          </table:table-cell>
          <table:table-cell office:value-type="float" office:value="8.6999999999999994E-2" table:style-name="ce1">
            <text:p>0.087</text:p>
          </table:table-cell>
          <table:table-cell office:value-type="float" office:value="0.09" table:style-name="ce1">
            <text:p>0.09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53" table:style-name="ce1">
            <text:p>0.15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9" table:style-name="ce1">
            <text:p>0.159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0.158" table:style-name="ce1">
            <text:p>0.158</text:p>
          </table:table-cell>
          <table:table-cell office:value-type="float" office:value="0.155" table:style-name="ce1">
            <text:p>0.155</text:p>
          </table:table-cell>
          <table:table-cell office:value-type="float" office:value="0.13100000000000001" table:style-name="ce1">
            <text:p>0.131</text:p>
          </table:table-cell>
          <table:table-cell office:value-type="float" office:value="0.127" table:style-name="ce1">
            <text:p>0.127</text:p>
          </table:table-cell>
          <table:table-cell office:value-type="float" office:value="0.125" table:style-name="ce1">
            <text:p>0.125</text:p>
          </table:table-cell>
          <table:table-cell office:value-type="float" office:value="0.124" table:style-name="ce1">
            <text:p>0.124</text:p>
          </table:table-cell>
          <table:table-cell office:value-type="float" office:value="0.122" table:style-name="ce1">
            <text:p>0.122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3200000000000001" table:style-name="ce1">
            <text:p>0.132</text:p>
          </table:table-cell>
          <table:table-cell office:value-type="float" office:value="0.113" table:style-name="ce1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.161" table:style-name="ce1">
            <text:p>0.161</text:p>
          </table:table-cell>
          <table:table-cell office:value-type="float" office:value="0.151" table:style-name="ce1">
            <text:p>0.151</text:p>
          </table:table-cell>
          <table:table-cell office:value-type="float" office:value="0.14499999999999999" table:style-name="ce1">
            <text:p>0.145</text:p>
          </table:table-cell>
          <table:table-cell office:value-type="float" office:value="0.14300000000000002" table:style-name="ce1">
            <text:p>0.143</text:p>
          </table:table-cell>
          <table:table-cell office:value-type="float" office:value="0.14699999999999999" table:style-name="ce1">
            <text:p>0.147</text:p>
          </table:table-cell>
          <table:table-cell office:value-type="float" office:value="0.14099999999999999" table:style-name="ce1">
            <text:p>0.141</text:p>
          </table:table-cell>
          <table:table-cell office:value-type="float" office:value="0.16800000000000001" table:style-name="ce1">
            <text:p>0.168</text:p>
          </table:table-cell>
          <table:table-cell office:value-type="float" office:value="0.192" table:style-name="ce1">
            <text:p>0.192</text:p>
          </table:table-cell>
          <table:table-cell office:value-type="float" office:value="0.20199999999999999" table:style-name="ce1">
            <text:p>0.202</text:p>
          </table:table-cell>
          <table:table-cell office:value-type="float" office:value="0.21" table:style-name="ce1">
            <text:p>0.21</text:p>
          </table:table-cell>
          <table:table-cell office:value-type="float" office:value="0.22600000000000001" table:style-name="ce1">
            <text:p>0.226</text:p>
          </table:table-cell>
          <table:table-cell office:value-type="float" office:value="0.255" table:style-name="ce1">
            <text:p>0.25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23" table:style-name="ce1">
            <text:p>0.23</text:p>
          </table:table-cell>
          <table:table-cell office:value-type="float" office:value="0.218" table:style-name="ce1">
            <text:p>0.218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222" table:style-name="ce1">
            <text:p>0.222</text:p>
          </table:table-cell>
          <table:table-cell office:value-type="float" office:value="0.21100000000000002" table:style-name="ce1">
            <text:p>0.211</text:p>
          </table:table-cell>
          <table:table-cell office:value-type="float" office:value="0.192" table:style-name="ce1">
            <text:p>0.192</text:p>
          </table:table-cell>
          <table:table-cell office:value-type="float" office:value="0.19899999999999998" table:style-name="ce1">
            <text:p>0.199</text:p>
          </table:table-cell>
          <table:table-cell office:value-type="float" office:value="0.2" table:style-name="ce1">
            <text:p>0.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56" table:style-name="ce1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6.2E-2" table:style-name="ce1">
            <text:p>0.062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6.2E-2" table:style-name="ce1">
            <text:p>0.062</text:p>
          </table:table-cell>
          <table:table-cell office:value-type="float" office:value="7.8E-2" table:style-name="ce1">
            <text:p>0.078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3E-2" table:style-name="ce1">
            <text:p>0.063</text:p>
          </table:table-cell>
          <table:table-cell office:value-type="float" office:value="5.5E-2" table:style-name="ce1">
            <text:p>0.055</text:p>
          </table:table-cell>
          <table:table-cell office:value-type="float" office:value="5.5E-2" table:style-name="ce1">
            <text:p>0.055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6.7000000000000004E-2" table:style-name="ce1">
            <text:p>0.067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5000000000000003E-2" table:style-name="ce1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4.4999999999999998E-2" table:style-name="ce1">
            <text:p>0.045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3E-2" table:style-name="ce1">
            <text:p>0.063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6.4000000000000001E-2" table:style-name="ce1">
            <text:p>0.064</text:p>
          </table:table-cell>
          <table:table-cell office:value-type="float" office:value="5.5E-2" table:style-name="ce1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4" table:style-name="ce1">
            <text:p>-0.04</text:p>
          </table:table-cell>
          <table:table-cell office:value-type="float" office:value="-0.2" table:style-name="ce1">
            <text:p>-0.2</text:p>
          </table:table-cell>
          <table:table-cell office:value-type="float" office:value="-0.23" table:style-name="ce1">
            <text:p>-0.23</text:p>
          </table:table-cell>
          <table:table-cell office:value-type="float" office:value="-0.25" table:style-name="ce1">
            <text:p>-0.25</text:p>
          </table:table-cell>
          <table:table-cell office:value-type="float" office:value="-0.15" table:style-name="ce1">
            <text:p>-0.15</text:p>
          </table:table-cell>
          <table:table-cell office:value-type="float" office:value="-0.27" table:style-name="ce1">
            <text:p>-0.27</text:p>
          </table:table-cell>
          <table:table-cell office:value-type="float" office:value="-0.09" table:style-name="ce1">
            <text:p>-0.09</text:p>
          </table:table-cell>
          <table:table-cell office:value-type="float" office:value="-0.12" table:style-name="ce1">
            <text:p>-0.12</text:p>
          </table:table-cell>
          <table:table-cell office:value-type="float" office:value="-0.15" table:style-name="ce1">
            <text:p>-0.15</text:p>
          </table:table-cell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17" table:style-name="ce1">
            <text:p>0.17</text:p>
          </table:table-cell>
          <table:table-cell office:value-type="float" office:value="0.44" table:style-name="ce1">
            <text:p>0.44</text:p>
          </table:table-cell>
          <table:table-cell office:value-type="float" office:value="0.71" table:style-name="ce1">
            <text:p>0.71</text:p>
          </table:table-cell>
          <table:table-cell office:value-type="float" office:value="0.68" table:style-name="ce1">
            <text:p>0.68</text:p>
          </table:table-cell>
          <table:table-cell office:value-type="float" office:value="0.63" table:style-name="ce1">
            <text:p>0.63</text:p>
          </table:table-cell>
          <table:table-cell office:value-type="float" office:value="0.59" table:style-name="ce1">
            <text:p>0.59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0.27" table:style-name="ce1">
            <text:p>0.27</text:p>
          </table:table-cell>
          <table:table-cell office:value-type="float" office:value="0.33" table:style-name="ce1">
            <text:p>0.33</text:p>
          </table:table-cell>
          <table:table-cell office:value-type="float" office:value="0.53" table:style-name="ce1">
            <text:p>0.53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style-name="ce1">
            <text:p>0.63</text:p>
          </table:table-cell>
          <table:table-cell office:value-type="float" office:value="0.69" table:style-name="ce1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500000000000001" table:style-name="ce1">
            <text:p>0.195</text:p>
          </table:table-cell>
          <table:table-cell office:value-type="float" office:value="0.17100000000000001" table:style-name="ce1">
            <text:p>0.171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151" table:style-name="ce1">
            <text:p>0.151</text:p>
          </table:table-cell>
          <table:table-cell office:value-type="float" office:value="0.19" table:style-name="ce1">
            <text:p>0.19</text:p>
          </table:table-cell>
          <table:table-cell office:value-type="float" office:value="0.222" table:style-name="ce1">
            <text:p>0.222</text:p>
          </table:table-cell>
          <table:table-cell office:value-type="float" office:value="0.24600000000000002" table:style-name="ce1">
            <text:p>0.246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27" table:style-name="ce1">
            <text:p>0.27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28600000000000003" table:style-name="ce1">
            <text:p>0.286</text:p>
          </table:table-cell>
          <table:table-cell office:value-type="float" office:value="0.27899999999999997" table:style-name="ce1">
            <text:p>0.279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51" table:style-name="ce1">
            <text:p>0.251</text:p>
          </table:table-cell>
          <table:table-cell office:value-type="float" office:value="0.26700000000000002" table:style-name="ce1">
            <text:p>0.267</text:p>
          </table:table-cell>
          <table:table-cell office:value-type="float" office:value="0.25900000000000001" table:style-name="ce1">
            <text:p>0.259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0.19" table:style-name="ce1">
            <text:p>0.19</text:p>
          </table:table-cell>
          <table:table-cell office:value-type="float" office:value="0.182" table:style-name="ce1">
            <text:p>0.182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182" table:style-name="ce1">
            <text:p>0.182</text:p>
          </table:table-cell>
          <table:table-cell office:value-type="float" office:value="0.17399999999999999" table:style-name="ce1">
            <text:p>0.174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0.23600000000000002" table:style-name="ce1">
            <text:p>0.236</text:p>
          </table:table-cell>
          <table:table-cell office:value-type="float" office:value="0.249" table:style-name="ce1">
            <text:p>0.249</text:p>
          </table:table-cell>
          <table:table-cell office:value-type="float" office:value="0.23800000000000002" table:style-name="ce1">
            <text:p>0.238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53" table:style-name="ce1">
            <text:p>0.253</text:p>
          </table:table-cell>
          <table:table-cell office:value-type="float" office:value="0.26100000000000001" table:style-name="ce1">
            <text:p>0.261</text:p>
          </table:table-cell>
          <table:table-cell office:value-type="float" office:value="0.24399999999999999" table:style-name="ce1">
            <text:p>0.244</text:p>
          </table:table-cell>
          <table:table-cell office:value-type="float" office:value="0.22899999999999998" table:style-name="ce1">
            <text:p>0.229</text:p>
          </table:table-cell>
          <table:table-cell office:value-type="float" office:value="0.221" table:style-name="ce1">
            <text:p>0.221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399999999999999" table:style-name="ce1">
            <text:p>0.23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1899999999999997" table:style-name="ce1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6E-2" table:style-name="ce1">
            <text:p>0.016</text:p>
          </table:table-cell>
          <table:table-cell office:value-type="float" office:value="0" table:style-name="ce1">
            <text:p>0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1E-2" table:style-name="ce1">
            <text:p>0.031</text:p>
          </table:table-cell>
          <table:table-cell office:value-type="float" office:value="0.03" table:style-name="ce1">
            <text:p>0.0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1" table:style-name="ce1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2E-2" table:style-name="ce1">
            <text:p>0.012</text:p>
          </table:table-cell>
          <table:table-cell office:value-type="float" office:value="1.6E-2" table:style-name="ce1">
            <text:p>0.01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.05" table:style-name="ce1">
            <text:p>0.0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4E-2" table:style-name="ce1">
            <text:p>0.02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4000000000000006E-2" table:style-name="ce1">
            <text:p>-0.054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8.3999999999999991E-2" table:style-name="ce1">
            <text:p>-0.084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8.3000000000000004E-2" table:style-name="ce1">
            <text:p>-0.083</text:p>
          </table:table-cell>
          <table:table-cell office:value-type="float" office:value="-0.105" table:style-name="ce1">
            <text:p>-0.105</text:p>
          </table:table-cell>
          <table:table-cell office:value-type="float" office:value="-7.5999999999999998E-2" table:style-name="ce1">
            <text:p>-0.076</text:p>
          </table:table-cell>
          <table:table-cell office:value-type="float" office:value="-0.106" table:style-name="ce1">
            <text:p>-0.106</text:p>
          </table:table-cell>
          <table:table-cell office:value-type="float" office:value="-4.8000000000000008E-2" table:style-name="ce1">
            <text:p>-0.04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6.2E-2" table:style-name="ce1">
            <text:p>0.062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-5.9000000000000004E-2" table:style-name="ce1">
            <text:p>-0.059</text:p>
          </table:table-cell>
          <table:table-cell office:value-type="float" office:value="-0.06" table:style-name="ce1">
            <text:p>-0.06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5.6999999999999995E-2" table:style-name="ce1">
            <text:p>-0.057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4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16383" table:style-name="ce1"/>
        </table:table-row>
        <table:table-row table:number-rows-repeated="38" table:style-name="ro1">
          <table:table-cell table:style-name="ce4"/>
          <table:table-cell table:number-columns-repeated="16383"/>
        </table:table-row>
        <table:table-row table:number-rows-repeated="1048490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cont</text:p>
          </table:table-cell>
          <table:table-cell office:value-type="string" table:style-name="ce6">
            <text:p>From</text:p>
          </table:table-cell>
          <table:table-cell office:value-type="string" table:style-name="ce6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2">
          <table:table-cell office:value-type="string" table:style-name="ce7">
            <text:p>Bus</text:p>
          </table:table-cell>
          <table:table-cell office:value-type="string" table:style-name="ce7">
            <text:p>Ps</text:p>
          </table:table-cell>
          <table:table-cell office:value-type="string" table:style-name="ce7">
            <text:p>Qs</text:p>
          </table:table-cell>
          <table:table-cell office:value-type="string" table:style-name="ce8">
            <text:p>Energy (MWh)</text:p>
          </table:table-cell>
          <table:table-cell office:value-type="string" table:style-name="ce8">
            <text:p>E_rating (MWh)</text:p>
          </table:table-cell>
          <table:table-cell office:value-type="string" table:style-name="ce8">
            <text:p>Charge_rating (MW)</text:p>
          </table:table-cell>
          <table:table-cell office:value-type="string" table:style-name="ce8">
            <text:p>Discharge_rating (MW)</text:p>
          </table:table-cell>
          <table:table-cell office:value-type="string" table:style-name="ce8">
            <text:p>Charge_efficiency</text:p>
          </table:table-cell>
          <table:table-cell office:value-type="string" table:style-name="ce8">
            <text:p>Discharge_efficiency</text:p>
          </table:table-cell>
          <table:table-cell office:value-type="string" table:style-name="ce8">
            <text:p>Thermal_rating (MVA)</text:p>
          </table:table-cell>
          <table:table-cell office:value-type="string" table:style-name="ce8">
            <text:p>Qmin (MVAr)</text:p>
          </table:table-cell>
          <table:table-cell office:value-type="string" table:style-name="ce8">
            <text:p>Qmax (MVAr)</text:p>
          </table:table-cell>
          <table:table-cell office:value-type="string" table:style-name="ce7">
            <text:p>R</text:p>
          </table:table-cell>
          <table:table-cell office:value-type="string" table:style-name="ce7">
            <text:p>X</text:p>
          </table:table-cell>
          <table:table-cell office:value-type="string" table:style-name="ce7">
            <text:p>P_loss</text:p>
          </table:table-cell>
          <table:table-cell office:value-type="string" table:style-name="ce7">
            <text:p>Q_loss</text:p>
          </table:table-cell>
          <table:table-cell office:value-type="string" table:style-name="ce7">
            <text:p>Status</text:p>
          </table:table-cell>
          <table:table-cell office:value-type="string" table:style-name="ce7">
            <text:p>soc_initial</text:p>
          </table:table-cell>
          <table:table-cell office:value-type="string" table:style-name="ce7">
            <text:p>soc_min</text:p>
          </table:table-cell>
          <table:table-cell office:value-type="string" table:style-name="ce7">
            <text:p>soc_max</text:p>
          </table:table-cell>
          <table:table-cell office:value-type="string" table:style-name="ce7">
            <text:p>E_rating_min (MWh)</text:p>
          </table:table-cell>
          <table:table-cell office:value-type="string" table:style-name="ce7">
            <text:p>E_initial (MWh)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18:Buses.I313">
          <table:sort>
            <table:sort-by table:field-number="0"/>
          </table:sort>
        </table:database-range>
        <table:database-range table:target-range-address="Lines.A18:Lines.H379">
          <table:sort>
            <table:sort-by table:field-number="0"/>
          </table:sort>
        </table:database-range>
        <table:database-range table:target-range-address="Gens.A18:Gens.K308">
          <table:sort>
            <table:sort-by table:field-number="0"/>
          </table:sort>
        </table:database-range>
        <table:database-range table:target-range-address="Loads.A18:Loads.C92">
          <table:sort>
            <table:sort-by table:field-number="0"/>
          </table:sort>
        </table:database-range>
        <table:database-range table:target-range-address="Transformers.A18:Transformers.K215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Andrey Churkin</dc:creator>
    <meta:creation-date>2022-08-23T13:45:08Z</meta:creation-date>
    <dc:date>2023-06-09T13:17:39Z</dc:date>
    <meta:editing-cycles>59</meta:editing-cycles>
  </office:meta>
</office:document-meta>
</file>